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D00000303C2A85482A6F7818E.png" manifest:media-type="image/png"/>
  <manifest:file-entry manifest:full-path="Pictures/10000201000002E20000030774DB4C43E28548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.165cm" svg:height="13.664cm" svg:x="0.148cm" svg:y="0.113cm">
            <draw:image xlink:href="Pictures/10000201000002E20000030774DB4C43E28548D9.png" xlink:type="simple" xlink:show="embed" xlink:actuate="onLoad" draw:mime-type="image/png">
              <text:p/>
            </draw:image>
          </draw:frame>
          <draw:frame draw:style-name="gr1" draw:text-style-name="P1" draw:layer="layout" svg:width="14.086cm" svg:height="14.288cm" svg:x="11.779cm" svg:y="0cm">
            <draw:image xlink:href="Pictures/100002010000032D00000303C2A85482A6F7818E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6.035cm" fo:page-height="14.6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1T21:17:10.753611541</meta:creation-date>
    <dc:date>2021-06-21T21:26:14.917226270</dc:date>
    <meta:editing-duration>PT9M4S</meta:editing-duration>
    <meta:editing-cycles>2</meta:editing-cycles>
    <meta:generator>LibreOffice/7.1.3.2$Linux_X86_64 LibreOffice_project/10$Build-2</meta:generator>
    <meta:document-statistic meta:object-count="3"/>
  </office:meta>
</office:document-meta>
</file>